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2018-07-15_20:09:37.981013_mobilenet_1.0_224_quant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5" table:number-columns-repeated="3" table:default-cell-style-name="Default"/>
        <table:table-column table:style-name="co6" table:number-columns-repeated="1009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dataset size</text:p>
          </table:table-cell>
          <table:table-cell office:value-type="string" calcext:value-type="string">
            <text:p>test size</text:p>
          </table:table-cell>
          <table:table-cell office:value-type="string" calcext:value-type="string">
            <text:p>num correct</text:p>
          </table:table-cell>
          <table:table-cell table:number-columns-repeated="3" office:value-type="string" calcext:value-type="string">
            <text:p>correct percent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ange in average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Old dataset size</text:p>
          </table:table-cell>
          <table:table-cell table:number-columns-repeated="3" office:value-type="string" calcext:value-type="string">
            <text:p>correct percentage</text:p>
          </table:table-cell>
          <table:table-cell office:value-type="string" calcext:value-type="string">
            <text:p>old averag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327" calcext:value-type="float">
            <text:p>32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6.1290322580645" calcext:value-type="float">
            <text:p>16.1290322581</text:p>
          </table:table-cell>
          <table:table-cell office:value-type="float" office:value="45.1612903225806" calcext:value-type="float">
            <text:p>45.1612903226</text:p>
          </table:table-cell>
          <table:table-cell office:value-type="float" office:value="29.0322580645161" calcext:value-type="float">
            <text:p>29.0322580645</text:p>
          </table:table-cell>
          <table:table-cell table:formula="of:=AVERAGE([.E2:.G2])" office:value-type="float" office:value="30.1075268817204" calcext:value-type="float">
            <text:p>30.1075268817</text:p>
          </table:table-cell>
          <table:table-cell table:formula="of:=[.H2]-[.P2]" office:value-type="float" office:value="-3.22580645161291" calcext:value-type="float">
            <text:p>-3.2258064516</text:p>
          </table:table-cell>
          <table:table-cell/>
          <table:table-cell table:formula="of:=[.B2]-[.L2]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5.8064516129032" calcext:value-type="float">
            <text:p>25.8064516129</text:p>
          </table:table-cell>
          <table:table-cell office:value-type="float" office:value="48.3870967741936" calcext:value-type="float">
            <text:p>48.3870967742</text:p>
          </table:table-cell>
          <table:table-cell table:formula="of:=AVERAGE([.M2:.O2])" office:value-type="float" office:value="33.3333333333333" calcext:value-type="float">
            <text:p>33.33333333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ustralian_bass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7.5" calcext:value-type="float">
            <text:p>67.5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table:formula="of:=AVERAGE([.E3:.G3])" office:value-type="float" office:value="54.1666666666667" calcext:value-type="float">
            <text:p>54.1666666667</text:p>
          </table:table-cell>
          <table:table-cell table:style-name="ce1" table:formula="of:=[.H3]-[.P3]" office:value-type="float" office:value="-16.7735042735043" calcext:value-type="float">
            <text:p>-16.7735042735</text:p>
          </table:table-cell>
          <table:table-cell table:style-name="ce1"/>
          <table:table-cell table:style-name="ce1" table:formula="of:=[.B3]-[.L3]" office:value-type="float" office:value="7" calcext:value-type="float">
            <text:p>7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3.8461538461539" calcext:value-type="float">
            <text:p>53.8461538462</text:p>
          </table:table-cell>
          <table:table-cell table:style-name="ce1" office:value-type="float" office:value="69.2307692307692" calcext:value-type="float">
            <text:p>69.2307692308</text:p>
          </table:table-cell>
          <table:table-cell table:style-name="ce1" office:value-type="float" office:value="89.7435897435897" calcext:value-type="float">
            <text:p>89.7435897436</text:p>
          </table:table-cell>
          <table:table-cell table:style-name="ce1" table:formula="of:=AVERAGE([.M3:.O3])" office:value-type="float" office:value="70.9401709401709" calcext:value-type="float">
            <text:p>70.9401709402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4:.G4])" office:value-type="float" office:value="11.1111111111111" calcext:value-type="float">
            <text:p>11.1111111111</text:p>
          </table:table-cell>
          <table:table-cell table:formula="of:=[.H4]-[.P4]" office:value-type="float" office:value="11.1111111111111" calcext:value-type="float">
            <text:p>11.1111111111</text:p>
          </table:table-cell>
          <table:table-cell/>
          <table:table-cell table:formula="of:=[.B4]-[.L4]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:.O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rramundi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.4035087719298" calcext:value-type="float">
            <text:p>61.4035087719</text:p>
          </table:table-cell>
          <table:table-cell table:style-name="ce1" office:value-type="float" office:value="49.1228070175439" calcext:value-type="float">
            <text:p>49.1228070175</text:p>
          </table:table-cell>
          <table:table-cell table:style-name="ce1" office:value-type="float" office:value="54.3859649122807" calcext:value-type="float">
            <text:p>54.3859649123</text:p>
          </table:table-cell>
          <table:table-cell table:style-name="ce1" table:formula="of:=AVERAGE([.E5:.G5])" office:value-type="float" office:value="54.9707602339181" calcext:value-type="float">
            <text:p>54.9707602339</text:p>
          </table:table-cell>
          <table:table-cell table:style-name="ce1" table:formula="of:=[.H5]-[.P5]" office:value-type="float" office:value="-18.2435254803676" calcext:value-type="float">
            <text:p>-18.2435254804</text:p>
          </table:table-cell>
          <table:table-cell/>
          <table:table-cell table:style-name="ce1" table:formula="of:=[.B5]-[.L5]" office:value-type="float" office:value="16" calcext:value-type="float">
            <text:p>16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92.8571428571429" calcext:value-type="float">
            <text:p>92.8571428571</text:p>
          </table:table-cell>
          <table:table-cell table:style-name="ce1" office:value-type="float" office:value="62.5" calcext:value-type="float">
            <text:p>62.5</text:p>
          </table:table-cell>
          <table:table-cell table:style-name="ce1" office:value-type="float" office:value="64.2857142857143" calcext:value-type="float">
            <text:p>64.2857142857</text:p>
          </table:table-cell>
          <table:table-cell table:style-name="ce1" table:formula="of:=AVERAGE([.M5:.O5])" office:value-type="float" office:value="73.2142857142857" calcext:value-type="float">
            <text:p>73.2142857143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barred_cheek_coral_trout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.3333333333333" calcext:value-type="float">
            <text:p>93.333333333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6.6666666666667" calcext:value-type="float">
            <text:p>86.6666666667</text:p>
          </table:table-cell>
          <table:table-cell table:style-name="ce1" table:formula="of:=AVERAGE([.E6:.G6])" office:value-type="float" office:value="86.6666666666667" calcext:value-type="float">
            <text:p>86.6666666667</text:p>
          </table:table-cell>
          <table:table-cell table:style-name="ce1" table:formula="of:=[.H6]-[.P6]" office:value-type="float" office:value="15.5555555555556" calcext:value-type="float">
            <text:p>15.5555555556</text:p>
          </table:table-cell>
          <table:table-cell table:style-name="ce1"/>
          <table:table-cell table:style-name="ce1" table:formula="of:=[.B6]-[.L6]" office:value-type="float" office:value="2" calcext:value-type="float">
            <text:p>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3.3333333333333" calcext:value-type="float">
            <text:p>73.3333333333</text:p>
          </table:table-cell>
          <table:table-cell table:style-name="ce1" office:value-type="float" office:value="66.6666666666667" calcext:value-type="float">
            <text:p>66.6666666667</text:p>
          </table:table-cell>
          <table:table-cell table:style-name="ce1" office:value-type="float" office:value="73.3333333333333" calcext:value-type="float">
            <text:p>73.3333333333</text:p>
          </table:table-cell>
          <table:table-cell table:style-name="ce1" table:formula="of:=AVERAGE([.M6:.O6])" office:value-type="float" office:value="71.1111111111111" calcext:value-type="float">
            <text:p>71.1111111111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barred_javelin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formula="of:=AVERAGE([.E7:.G7])" office:value-type="float" office:value="56.6666666666667" calcext:value-type="float">
            <text:p>56.6666666667</text:p>
          </table:table-cell>
          <table:table-cell table:style-name="ce1" table:formula="of:=[.H7]-[.P7]" office:value-type="float" office:value="23.3333333333333" calcext:value-type="float">
            <text:p>23.3333333333</text:p>
          </table:table-cell>
          <table:table-cell table:style-name="ce1"/>
          <table:table-cell table:style-name="ce1" table:formula="of:=[.B7]-[.L7]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.1111111111111" calcext:value-type="float">
            <text:p>11.1111111111</text:p>
          </table:table-cell>
          <table:table-cell table:number-columns-repeated="2" table:style-name="ce1" office:value-type="float" office:value="44.4444444444444" calcext:value-type="float">
            <text:p>44.4444444444</text:p>
          </table:table-cell>
          <table:table-cell table:style-name="ce1" table:formula="of:=AVERAGE([.M7:.O7])" office:value-type="float" office:value="33.3333333333333" calcext:value-type="float">
            <text:p>33.3333333333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E8:.G8])" office:value-type="float" office:value="50" calcext:value-type="float">
            <text:p>50</text:p>
          </table:table-cell>
          <table:table-cell table:formula="of:=[.H8]-[.P8]" office:value-type="float" office:value="-16.6666666666667" calcext:value-type="float">
            <text:p>-16.6666666667</text:p>
          </table:table-cell>
          <table:table-cell/>
          <table:table-cell table:formula="of:=[.B8]-[.L8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M8:.O8])" office:value-type="float" office:value="66.6666666666667" calcext:value-type="float">
            <text:p>66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52.6315789473684" calcext:value-type="float">
            <text:p>52.6315789474</text:p>
          </table:table-cell>
          <table:table-cell table:formula="of:=AVERAGE([.E9:.G9])" office:value-type="float" office:value="50.8771929824561" calcext:value-type="float">
            <text:p>50.8771929825</text:p>
          </table:table-cell>
          <table:table-cell table:formula="of:=[.H9]-[.P9]" office:value-type="float" office:value="3.50877192982455" calcext:value-type="float">
            <text:p>3.5087719298</text:p>
          </table:table-cell>
          <table:table-cell/>
          <table:table-cell table:formula="of:=[.B9]-[.L9]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52.6315789473684" calcext:value-type="float">
            <text:p>52.6315789474</text:p>
          </table:table-cell>
          <table:table-cell office:value-type="float" office:value="47.3684210526316" calcext:value-type="float">
            <text:p>47.3684210526</text:p>
          </table:table-cell>
          <table:table-cell table:formula="of:=AVERAGE([.M9:.O9])" office:value-type="float" office:value="47.3684210526316" calcext:value-type="float">
            <text:p>47.36842105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74" calcext:value-type="float">
            <text:p>37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4.4444444444444" calcext:value-type="float">
            <text:p>94.4444444444</text:p>
          </table:table-cell>
          <table:table-cell office:value-type="float" office:value="97.2222222222222" calcext:value-type="float">
            <text:p>97.2222222222</text:p>
          </table:table-cell>
          <table:table-cell table:formula="of:=AVERAGE([.E10:.G10])" office:value-type="float" office:value="95.3703703703704" calcext:value-type="float">
            <text:p>95.3703703704</text:p>
          </table:table-cell>
          <table:table-cell table:formula="of:=[.H10]-[.P10]" office:value-type="float" office:value="-0.925925925925924" calcext:value-type="float">
            <text:p>-0.9259259259</text:p>
          </table:table-cell>
          <table:table-cell/>
          <table:table-cell table:formula="of:=[.B10]-[.L10]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97.2222222222222" calcext:value-type="float">
            <text:p>97.2222222222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97.2222222222222" calcext:value-type="float">
            <text:p>97.2222222222</text:p>
          </table:table-cell>
          <table:table-cell table:formula="of:=AVERAGE([.M10:.O10])" office:value-type="float" office:value="96.2962962962963" calcext:value-type="float">
            <text:p>96.29629629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E11:.G11])" office:value-type="float" office:value="83.3333333333333" calcext:value-type="float">
            <text:p>83.3333333333</text:p>
          </table:table-cell>
          <table:table-cell table:formula="of:=[.H11]-[.P11]" office:value-type="float" office:value="5.55555555555556" calcext:value-type="float">
            <text:p>5.5555555556</text:p>
          </table:table-cell>
          <table:table-cell/>
          <table:table-cell table:formula="of:=[.B11]-[.L11]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formula="of:=AVERAGE([.M11:.O11])" office:value-type="float" office:value="77.7777777777778" calcext:value-type="float">
            <text:p>77.77777777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table:formula="of:=AVERAGE([.E12:.G12])" office:value-type="float" office:value="30.9523809523809" calcext:value-type="float">
            <text:p>30.9523809524</text:p>
          </table:table-cell>
          <table:table-cell table:formula="of:=[.H12]-[.P12]" office:value-type="float" office:value="4.76190476190476" calcext:value-type="float">
            <text:p>4.7619047619</text:p>
          </table:table-cell>
          <table:table-cell/>
          <table:table-cell table:formula="of:=[.B12]-[.L12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7.14285714285714" calcext:value-type="float">
            <text:p>7.1428571429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table:formula="of:=AVERAGE([.M12:.O12])" office:value-type="float" office:value="26.1904761904762" calcext:value-type="float">
            <text:p>26.19047619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AVERAGE([.E13:.G13])" office:value-type="float" office:value="83.3333333333333" calcext:value-type="float">
            <text:p>83.3333333333</text:p>
          </table:table-cell>
          <table:table-cell table:formula="of:=[.H13]-[.P13]" office:value-type="float" office:value="-8.33333333333334" calcext:value-type="float">
            <text:p>-8.3333333333</text:p>
          </table:table-cell>
          <table:table-cell/>
          <table:table-cell table:formula="of:=[.B13]-[.L13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M13:.O13])" office:value-type="float" office:value="91.6666666666667" calcext:value-type="float">
            <text:p>91.66666666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lackspotted_rockcod_estuary_cod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.1428571428571" calcext:value-type="float">
            <text:p>57.1428571429</text:p>
          </table:table-cell>
          <table:table-cell table:style-name="ce1" office:value-type="float" office:value="42.8571428571429" calcext:value-type="float">
            <text:p>42.8571428571</text:p>
          </table:table-cell>
          <table:table-cell table:style-name="ce1" office:value-type="float" office:value="57.1428571428571" calcext:value-type="float">
            <text:p>57.1428571429</text:p>
          </table:table-cell>
          <table:table-cell table:style-name="ce1" table:formula="of:=AVERAGE([.E14:.G14])" office:value-type="float" office:value="52.3809523809524" calcext:value-type="float">
            <text:p>52.380952381</text:p>
          </table:table-cell>
          <table:table-cell table:style-name="ce1" table:formula="of:=[.H14]-[.P14]" office:value-type="float" office:value="-33.3333333333333" calcext:value-type="float">
            <text:p>-33.3333333333</text:p>
          </table:table-cell>
          <table:table-cell table:style-name="ce1"/>
          <table:table-cell table:style-name="ce1" table:formula="of:=[.B14]-[.L14]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3" table:style-name="ce1" office:value-type="float" office:value="85.7142857142857" calcext:value-type="float">
            <text:p>85.7142857143</text:p>
          </table:table-cell>
          <table:table-cell table:style-name="ce1" table:formula="of:=AVERAGE([.M14:.O14])" office:value-type="float" office:value="85.7142857142857" calcext:value-type="float">
            <text:p>85.7142857143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blue_threadfin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.5" calcext:value-type="float">
            <text:p>37.5</text:p>
          </table:table-cell>
          <table:table-cell table:style-name="ce1" table:formula="of:=AVERAGE([.E15:.G15])" office:value-type="float" office:value="33.3333333333333" calcext:value-type="float">
            <text:p>33.3333333333</text:p>
          </table:table-cell>
          <table:table-cell table:style-name="ce1" table:formula="of:=[.H15]-[.P15]" office:value-type="float" office:value="-8.33333333333333" calcext:value-type="float">
            <text:p>-8.3333333333</text:p>
          </table:table-cell>
          <table:table-cell table:style-name="ce1"/>
          <table:table-cell table:style-name="ce1" table:formula="of:=[.B15]-[.L15]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37.5" calcext:value-type="float">
            <text:p>37.5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AVERAGE([.M15:.O15])" office:value-type="float" office:value="41.6666666666667" calcext:value-type="float">
            <text:p>41.666666666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56" calcext:value-type="float">
            <text:p>1056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89.2156862745098" calcext:value-type="float">
            <text:p>89.2156862745</text:p>
          </table:table-cell>
          <table:table-cell office:value-type="float" office:value="88.2352941176471" calcext:value-type="float">
            <text:p>88.2352941176</text:p>
          </table:table-cell>
          <table:table-cell office:value-type="float" office:value="87.2549019607843" calcext:value-type="float">
            <text:p>87.2549019608</text:p>
          </table:table-cell>
          <table:table-cell table:formula="of:=AVERAGE([.E16:.G16])" office:value-type="float" office:value="88.2352941176471" calcext:value-type="float">
            <text:p>88.2352941176</text:p>
          </table:table-cell>
          <table:table-cell table:formula="of:=[.H16]-[.P16]" office:value-type="float" office:value="-0.326797385620907" calcext:value-type="float">
            <text:p>-0.3267973856</text:p>
          </table:table-cell>
          <table:table-cell/>
          <table:table-cell table:formula="of:=[.B16]-[.L16]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90.1960784313726" calcext:value-type="float">
            <text:p>90.1960784314</text:p>
          </table:table-cell>
          <table:table-cell office:value-type="float" office:value="89.2156862745098" calcext:value-type="float">
            <text:p>89.2156862745</text:p>
          </table:table-cell>
          <table:table-cell office:value-type="float" office:value="86.2745098039216" calcext:value-type="float">
            <text:p>86.2745098039</text:p>
          </table:table-cell>
          <table:table-cell table:formula="of:=AVERAGE([.M16:.O16])" office:value-type="float" office:value="88.562091503268" calcext:value-type="float">
            <text:p>88.56209150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bia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5.4166666666667" calcext:value-type="float">
            <text:p>85.4166666667</text:p>
          </table:table-cell>
          <table:table-cell table:style-name="ce1" office:value-type="float" office:value="64.5833333333333" calcext:value-type="float">
            <text:p>64.5833333333</text:p>
          </table:table-cell>
          <table:table-cell table:style-name="ce1" office:value-type="float" office:value="72.9166666666667" calcext:value-type="float">
            <text:p>72.9166666667</text:p>
          </table:table-cell>
          <table:table-cell table:style-name="ce1" table:formula="of:=AVERAGE([.E17:.G17])" office:value-type="float" office:value="74.3055555555556" calcext:value-type="float">
            <text:p>74.3055555556</text:p>
          </table:table-cell>
          <table:table-cell table:style-name="ce1" table:formula="of:=[.H17]-[.P17]" office:value-type="float" office:value="6.92966903073287" calcext:value-type="float">
            <text:p>6.9296690307</text:p>
          </table:table-cell>
          <table:table-cell table:style-name="ce1"/>
          <table:table-cell table:style-name="ce1" table:formula="of:=[.B17]-[.L17]" office:value-type="float" office:value="13" calcext:value-type="float">
            <text:p>13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68.0851063829787" calcext:value-type="float">
            <text:p>68.085106383</text:p>
          </table:table-cell>
          <table:table-cell table:style-name="ce1" office:value-type="float" office:value="65.9574468085106" calcext:value-type="float">
            <text:p>65.9574468085</text:p>
          </table:table-cell>
          <table:table-cell table:style-name="ce1" office:value-type="float" office:value="68.0851063829787" calcext:value-type="float">
            <text:p>68.085106383</text:p>
          </table:table-cell>
          <table:table-cell table:style-name="ce1" table:formula="of:=AVERAGE([.M17:.O17])" office:value-type="float" office:value="67.3758865248227" calcext:value-type="float">
            <text:p>67.375886524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formula="of:=AVERAGE([.E18:.G18])" office:value-type="float" office:value="54.1666666666667" calcext:value-type="float">
            <text:p>54.1666666667</text:p>
          </table:table-cell>
          <table:table-cell table:formula="of:=[.H18]-[.P18]" office:value-type="float" office:value="4.16666666666666" calcext:value-type="float">
            <text:p>4.1666666667</text:p>
          </table:table-cell>
          <table:table-cell/>
          <table:table-cell table:formula="of:=[.B18]-[.L18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M18:.O18])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usky_flathead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AVERAGE([.E19:.G19])" office:value-type="float" office:value="70" calcext:value-type="float">
            <text:p>70</text:p>
          </table:table-cell>
          <table:table-cell table:style-name="ce1" table:formula="of:=[.H19]-[.P19]" office:value-type="float" office:value="11.3333333333333" calcext:value-type="float">
            <text:p>11.3333333333</text:p>
          </table:table-cell>
          <table:table-cell table:style-name="ce1"/>
          <table:table-cell table:style-name="ce1" table:formula="of:=[.B19]-[.L19]" office:value-type="float" office:value="3" calcext:value-type="float">
            <text:p>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AVERAGE([.M19:.O19])" office:value-type="float" office:value="58.6666666666667" calcext:value-type="float">
            <text:p>58.666666666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20:.G20])" office:value-type="float" office:value="0" calcext:value-type="float">
            <text:p>0</text:p>
          </table:table-cell>
          <table:table-cell table:formula="of:=[.H20]-[.P20]" office:value-type="float" office:value="0" calcext:value-type="float">
            <text:p>0</text:p>
          </table:table-cell>
          <table:table-cell/>
          <table:table-cell table:formula="of:=[.B20]-[.L20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iant_queenfish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6.8421052631579" calcext:value-type="float">
            <text:p>36.8421052632</text:p>
          </table:table-cell>
          <table:table-cell table:style-name="ce1" office:value-type="float" office:value="63.1578947368421" calcext:value-type="float">
            <text:p>63.1578947368</text:p>
          </table:table-cell>
          <table:table-cell table:style-name="ce1" office:value-type="float" office:value="52.6315789473684" calcext:value-type="float">
            <text:p>52.6315789474</text:p>
          </table:table-cell>
          <table:table-cell table:style-name="ce1" table:formula="of:=AVERAGE([.E21:.G21])" office:value-type="float" office:value="50.8771929824561" calcext:value-type="float">
            <text:p>50.8771929825</text:p>
          </table:table-cell>
          <table:table-cell table:style-name="ce1" table:formula="of:=[.H21]-[.P21]" office:value-type="float" office:value="-7.01754385964912" calcext:value-type="float">
            <text:p>-7.0175438596</text:p>
          </table:table-cell>
          <table:table-cell table:style-name="ce1"/>
          <table:table-cell table:style-name="ce1" table:formula="of:=[.B21]-[.L21]" office:value-type="float" office:value="1" calcext:value-type="float">
            <text:p>1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52.6315789473684" calcext:value-type="float">
            <text:p>52.6315789474</text:p>
          </table:table-cell>
          <table:table-cell table:style-name="ce1" office:value-type="float" office:value="68.421052631579" calcext:value-type="float">
            <text:p>68.4210526316</text:p>
          </table:table-cell>
          <table:table-cell table:style-name="ce1" office:value-type="float" office:value="52.6315789473684" calcext:value-type="float">
            <text:p>52.6315789474</text:p>
          </table:table-cell>
          <table:table-cell table:style-name="ce1" table:formula="of:=AVERAGE([.M21:.O21])" office:value-type="float" office:value="57.8947368421053" calcext:value-type="float">
            <text:p>57.8947368421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giant_trevally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5.2459016393443" calcext:value-type="float">
            <text:p>85.2459016393</text:p>
          </table:table-cell>
          <table:table-cell table:style-name="ce1" office:value-type="float" office:value="73.7704918032787" calcext:value-type="float">
            <text:p>73.7704918033</text:p>
          </table:table-cell>
          <table:table-cell table:style-name="ce1" office:value-type="float" office:value="70.4918032786885" calcext:value-type="float">
            <text:p>70.4918032787</text:p>
          </table:table-cell>
          <table:table-cell table:style-name="ce1" table:formula="of:=AVERAGE([.E22:.G22])" office:value-type="float" office:value="76.5027322404372" calcext:value-type="float">
            <text:p>76.5027322404</text:p>
          </table:table-cell>
          <table:table-cell table:style-name="ce1" table:formula="of:=[.H22]-[.P22]" office:value-type="float" office:value="-2.9417122040073" calcext:value-type="float">
            <text:p>-2.941712204</text:p>
          </table:table-cell>
          <table:table-cell table:style-name="ce1"/>
          <table:table-cell table:style-name="ce1" table:formula="of:=[.B22]-[.L22]" office:value-type="float" office:value="6" calcext:value-type="float">
            <text:p>6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76.6666666666667" calcext:value-type="float">
            <text:p>76.6666666667</text:p>
          </table:table-cell>
          <table:table-cell table:style-name="ce1" office:value-type="float" office:value="78.3333333333333" calcext:value-type="float">
            <text:p>78.3333333333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table:formula="of:=AVERAGE([.M22:.O22])" office:value-type="float" office:value="79.4444444444445" calcext:value-type="float">
            <text:p>79.4444444444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golden_snapper_fingermark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2.7450980392157" calcext:value-type="float">
            <text:p>62.7450980392</text:p>
          </table:table-cell>
          <table:table-cell table:style-name="ce1" office:value-type="float" office:value="68.6274509803922" calcext:value-type="float">
            <text:p>68.6274509804</text:p>
          </table:table-cell>
          <table:table-cell table:style-name="ce1" office:value-type="float" office:value="66.6666666666667" calcext:value-type="float">
            <text:p>66.6666666667</text:p>
          </table:table-cell>
          <table:table-cell table:style-name="ce1" table:formula="of:=AVERAGE([.E23:.G23])" office:value-type="float" office:value="66.0130718954248" calcext:value-type="float">
            <text:p>66.0130718954</text:p>
          </table:table-cell>
          <table:table-cell table:style-name="ce1" table:formula="of:=[.H23]-[.P23]" office:value-type="float" office:value="8.01307189542483" calcext:value-type="float">
            <text:p>8.0130718954</text:p>
          </table:table-cell>
          <table:table-cell table:style-name="ce1"/>
          <table:table-cell table:style-name="ce1" table:formula="of:=[.B23]-[.L23]" office:value-type="float" office:value="2" calcext:value-type="float">
            <text:p>2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AVERAGE([.M23:.O23])" office:value-type="float" office:value="58" calcext:value-type="float">
            <text:p>58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golden_trevally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.421052631579" calcext:value-type="float">
            <text:p>68.4210526316</text:p>
          </table:table-cell>
          <table:table-cell table:style-name="ce1" office:value-type="float" office:value="78.9473684210526" calcext:value-type="float">
            <text:p>78.9473684211</text:p>
          </table:table-cell>
          <table:table-cell table:style-name="ce1" office:value-type="float" office:value="80.7017543859649" calcext:value-type="float">
            <text:p>80.701754386</text:p>
          </table:table-cell>
          <table:table-cell table:style-name="ce1" table:formula="of:=AVERAGE([.E24:.G24])" office:value-type="float" office:value="76.0233918128655" calcext:value-type="float">
            <text:p>76.0233918129</text:p>
          </table:table-cell>
          <table:table-cell table:style-name="ce1" table:formula="of:=[.H24]-[.P24]" office:value-type="float" office:value="-3.73851294903926" calcext:value-type="float">
            <text:p>-3.738512949</text:p>
          </table:table-cell>
          <table:table-cell table:style-name="ce1"/>
          <table:table-cell table:style-name="ce1" table:formula="of:=[.B24]-[.L24]" office:value-type="float" office:value="2" calcext:value-type="float">
            <text:p>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82.1428571428571" calcext:value-type="float">
            <text:p>82.142857142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.1428571428571" calcext:value-type="float">
            <text:p>82.1428571429</text:p>
          </table:table-cell>
          <table:table-cell table:style-name="ce1" table:formula="of:=AVERAGE([.M24:.O24])" office:value-type="float" office:value="79.7619047619048" calcext:value-type="float">
            <text:p>79.7619047619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25:.G25])" office:value-type="float" office:value="0" calcext:value-type="float">
            <text:p>0</text:p>
          </table:table-cell>
          <table:table-cell table:formula="of:=[.H25]-[.P25]" office:value-type="float" office:value="0" calcext:value-type="float">
            <text:p>0</text:p>
          </table:table-cell>
          <table:table-cell/>
          <table:table-cell table:formula="of:=[.B25]-[.L2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oldspotted_rockcod_estuary_cod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66.6666666666667" calcext:value-type="float">
            <text:p>66.6666666667</text:p>
          </table:table-cell>
          <table:table-cell table:style-name="ce1" table:formula="of:=AVERAGE([.E26:.G26])" office:value-type="float" office:value="83.3333333333333" calcext:value-type="float">
            <text:p>83.3333333333</text:p>
          </table:table-cell>
          <table:table-cell table:style-name="ce1" table:formula="of:=[.H26]-[.P26]" office:value-type="float" office:value="16.6666666666667" calcext:value-type="float">
            <text:p>16.6666666667</text:p>
          </table:table-cell>
          <table:table-cell table:style-name="ce1"/>
          <table:table-cell table:style-name="ce1" table:formula="of:=[.B26]-[.L26]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3" table:style-name="ce1" office:value-type="float" office:value="66.6666666666667" calcext:value-type="float">
            <text:p>66.6666666667</text:p>
          </table:table-cell>
          <table:table-cell table:style-name="ce1" table:formula="of:=AVERAGE([.M26:.O26])" office:value-type="float" office:value="66.6666666666667" calcext:value-type="float">
            <text:p>66.666666666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E27:.G27])" office:value-type="float" office:value="50" calcext:value-type="float">
            <text:p>50</text:p>
          </table:table-cell>
          <table:table-cell table:formula="of:=[.H27]-[.P27]" office:value-type="float" office:value="0" calcext:value-type="float">
            <text:p>0</text:p>
          </table:table-cell>
          <table:table-cell/>
          <table:table-cell table:formula="of:=[.B27]-[.L27]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M27:.O27])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752" calcext:value-type="float">
            <text:p>752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0.5555555555556" calcext:value-type="float">
            <text:p>80.5555555556</text:p>
          </table:table-cell>
          <table:table-cell office:value-type="float" office:value="72.2222222222222" calcext:value-type="float">
            <text:p>72.2222222222</text:p>
          </table:table-cell>
          <table:table-cell office:value-type="float" office:value="73.6111111111111" calcext:value-type="float">
            <text:p>73.6111111111</text:p>
          </table:table-cell>
          <table:table-cell table:formula="of:=AVERAGE([.E28:.G28])" office:value-type="float" office:value="75.462962962963" calcext:value-type="float">
            <text:p>75.462962963</text:p>
          </table:table-cell>
          <table:table-cell table:formula="of:=[.H28]-[.P28]" office:value-type="float" office:value="4.62962962962962" calcext:value-type="float">
            <text:p>4.6296296296</text:p>
          </table:table-cell>
          <table:table-cell/>
          <table:table-cell table:formula="of:=[.B28]-[.L28]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72.2222222222222" calcext:value-type="float">
            <text:p>72.2222222222</text:p>
          </table:table-cell>
          <table:table-cell office:value-type="float" office:value="73.6111111111111" calcext:value-type="float">
            <text:p>73.6111111111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M28:.O28])" office:value-type="float" office:value="70.8333333333333" calcext:value-type="float">
            <text:p>70.83333333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rey_mackere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AVERAGE([.E29:.G29])" office:value-type="float" office:value="0" calcext:value-type="float">
            <text:p>0</text:p>
          </table:table-cell>
          <table:table-cell table:style-name="ce1" table:formula="of:=[.H29]-[.P29]" office:value-type="float" office:value="0" calcext:value-type="float">
            <text:p>0</text:p>
          </table:table-cell>
          <table:table-cell table:style-name="ce1"/>
          <table:table-cell table:style-name="ce1" table:formula="of:=[.B29]-[.L29]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AVERAGE([.M29:.O29])" office:value-type="float" office:value="0" calcext:value-type="float">
            <text:p>0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7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AVERAGE([.E30:.G30])" office:value-type="float" office:value="30.5555555555556" calcext:value-type="float">
            <text:p>30.5555555556</text:p>
          </table:table-cell>
          <table:table-cell table:formula="of:=[.H30]-[.P30]" office:value-type="float" office:value="0" calcext:value-type="float">
            <text:p>0</text:p>
          </table:table-cell>
          <table:table-cell/>
          <table:table-cell table:formula="of:=[.B30]-[.L30]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table:formula="of:=AVERAGE([.M30:.O30])" office:value-type="float" office:value="30.5555555555556" calcext:value-type="float">
            <text:p>30.55555555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31:.G31])" office:value-type="float" office:value="100" calcext:value-type="float">
            <text:p>100</text:p>
          </table:table-cell>
          <table:table-cell table:formula="of:=[.H31]-[.P31]" office:value-type="float" office:value="0" calcext:value-type="float">
            <text:p>0</text:p>
          </table:table-cell>
          <table:table-cell/>
          <table:table-cell table:formula="of:=[.B31]-[.L31]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M31:.O31])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AVERAGE([.E32:.G32])" office:value-type="float" office:value="53.3333333333333" calcext:value-type="float">
            <text:p>53.3333333333</text:p>
          </table:table-cell>
          <table:table-cell table:formula="of:=[.H32]-[.P32]" office:value-type="float" office:value="3.33333333333334" calcext:value-type="float">
            <text:p>3.3333333333</text:p>
          </table:table-cell>
          <table:table-cell/>
          <table:table-cell table:formula="of:=[.B32]-[.L32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AVERAGE([.M32:.O32])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E33:.G33])" office:value-type="float" office:value="61.1111111111111" calcext:value-type="float">
            <text:p>61.1111111111</text:p>
          </table:table-cell>
          <table:table-cell table:formula="of:=[.H33]-[.P33]" office:value-type="float" office:value="5.55555555555556" calcext:value-type="float">
            <text:p>5.5555555556</text:p>
          </table:table-cell>
          <table:table-cell/>
          <table:table-cell table:formula="of:=[.B33]-[.L3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M33:.O33])" office:value-type="float" office:value="55.5555555555556" calcext:value-type="float">
            <text:p>55.55555555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25" calcext:value-type="float">
            <text:p>25</text:p>
          </table:table-cell>
          <table:table-cell table:formula="of:=AVERAGE([.E34:.G34])" office:value-type="float" office:value="37.5" calcext:value-type="float">
            <text:p>37.5</text:p>
          </table:table-cell>
          <table:table-cell table:formula="of:=[.H34]-[.P34]" office:value-type="float" office:value="-12.5" calcext:value-type="float">
            <text:p>-12.5</text:p>
          </table:table-cell>
          <table:table-cell/>
          <table:table-cell table:formula="of:=[.B34]-[.L34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table:formula="of:=AVERAGE([.M34:.O34])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409" calcext:value-type="float">
            <text:p>40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table:formula="of:=AVERAGE([.E35:.G35])" office:value-type="float" office:value="54.1666666666667" calcext:value-type="float">
            <text:p>54.1666666667</text:p>
          </table:table-cell>
          <table:table-cell table:formula="of:=[.H35]-[.P35]" office:value-type="float" office:value="-10" calcext:value-type="float">
            <text:p>-10</text:p>
          </table:table-cell>
          <table:table-cell/>
          <table:table-cell table:formula="of:=[.B35]-[.L35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2.5" calcext:value-type="float">
            <text:p>72.5</text:p>
          </table:table-cell>
          <table:table-cell table:formula="of:=AVERAGE([.M35:.O35])" office:value-type="float" office:value="64.1666666666667" calcext:value-type="float">
            <text:p>64.1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2</text:p>
          </table:table-cell>
          <table:table-cell office:value-type="float" office:value="77.2727272727273" calcext:value-type="float">
            <text:p>77.2727272727</text:p>
          </table:table-cell>
          <table:table-cell office:value-type="float" office:value="72.7272727272727" calcext:value-type="float">
            <text:p>72.7272727273</text:p>
          </table:table-cell>
          <table:table-cell table:formula="of:=AVERAGE([.E36:.G36])" office:value-type="float" office:value="77.2727272727273" calcext:value-type="float">
            <text:p>77.2727272727</text:p>
          </table:table-cell>
          <table:table-cell table:formula="of:=[.H36]-[.P36]" office:value-type="float" office:value="0" calcext:value-type="float">
            <text:p>0</text:p>
          </table:table-cell>
          <table:table-cell/>
          <table:table-cell table:formula="of:=[.B36]-[.L36]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2.7272727272727" calcext:value-type="float">
            <text:p>72.7272727273</text:p>
          </table:table-cell>
          <table:table-cell office:value-type="float" office:value="77.2727272727273" calcext:value-type="float">
            <text:p>77.2727272727</text:p>
          </table:table-cell>
          <table:table-cell office:value-type="float" office:value="81.8181818181818" calcext:value-type="float">
            <text:p>81.8181818182</text:p>
          </table:table-cell>
          <table:table-cell table:formula="of:=AVERAGE([.M36:.O36])" office:value-type="float" office:value="77.2727272727273" calcext:value-type="float">
            <text:p>77.2727272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ckerel_tuna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2.1052631578947" calcext:value-type="float">
            <text:p>42.1052631579</text:p>
          </table:table-cell>
          <table:table-cell table:style-name="ce1" office:value-type="float" office:value="52.6315789473684" calcext:value-type="float">
            <text:p>52.6315789474</text:p>
          </table:table-cell>
          <table:table-cell table:style-name="ce1" office:value-type="float" office:value="63.1578947368421" calcext:value-type="float">
            <text:p>63.1578947368</text:p>
          </table:table-cell>
          <table:table-cell table:style-name="ce1" table:formula="of:=AVERAGE([.E37:.G37])" office:value-type="float" office:value="52.6315789473684" calcext:value-type="float">
            <text:p>52.6315789474</text:p>
          </table:table-cell>
          <table:table-cell table:style-name="ce1" table:formula="of:=[.H37]-[.P37]" office:value-type="float" office:value="-1.75438596491227" calcext:value-type="float">
            <text:p>-1.7543859649</text:p>
          </table:table-cell>
          <table:table-cell table:style-name="ce1"/>
          <table:table-cell table:style-name="ce1" table:formula="of:=[.B37]-[.L37]" office:value-type="float" office:value="2" calcext:value-type="float">
            <text:p>2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36.8421052631579" calcext:value-type="float">
            <text:p>36.8421052632</text:p>
          </table:table-cell>
          <table:table-cell table:number-columns-repeated="2" table:style-name="ce1" office:value-type="float" office:value="63.1578947368421" calcext:value-type="float">
            <text:p>63.1578947368</text:p>
          </table:table-cell>
          <table:table-cell table:style-name="ce1" table:formula="of:=AVERAGE([.M37:.O37])" office:value-type="float" office:value="54.3859649122807" calcext:value-type="float">
            <text:p>54.3859649123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540" calcext:value-type="float">
            <text:p>54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0.7692307692308" calcext:value-type="float">
            <text:p>80.7692307692</text:p>
          </table:table-cell>
          <table:table-cell table:number-columns-repeated="2" office:value-type="float" office:value="88.4615384615385" calcext:value-type="float">
            <text:p>88.4615384615</text:p>
          </table:table-cell>
          <table:table-cell table:formula="of:=AVERAGE([.E38:.G38])" office:value-type="float" office:value="85.8974358974359" calcext:value-type="float">
            <text:p>85.8974358974</text:p>
          </table:table-cell>
          <table:table-cell table:formula="of:=[.H38]-[.P38]" office:value-type="float" office:value="-0.641025641025649" calcext:value-type="float">
            <text:p>-0.641025641</text:p>
          </table:table-cell>
          <table:table-cell/>
          <table:table-cell table:formula="of:=[.B38]-[.L38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2.6923076923077" calcext:value-type="float">
            <text:p>82.6923076923</text:p>
          </table:table-cell>
          <table:table-cell office:value-type="float" office:value="90.3846153846154" calcext:value-type="float">
            <text:p>90.3846153846</text:p>
          </table:table-cell>
          <table:table-cell office:value-type="float" office:value="86.5384615384616" calcext:value-type="float">
            <text:p>86.5384615385</text:p>
          </table:table-cell>
          <table:table-cell table:formula="of:=AVERAGE([.M38:.O38])" office:value-type="float" office:value="86.5384615384616" calcext:value-type="float">
            <text:p>86.53846153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ngrove_jack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6.8292682926829" calcext:value-type="float">
            <text:p>76.8292682927</text:p>
          </table:table-cell>
          <table:table-cell table:style-name="ce1" office:value-type="float" office:value="64.6341463414634" calcext:value-type="float">
            <text:p>64.6341463415</text:p>
          </table:table-cell>
          <table:table-cell table:style-name="ce1" office:value-type="float" office:value="74.390243902439" calcext:value-type="float">
            <text:p>74.3902439024</text:p>
          </table:table-cell>
          <table:table-cell table:style-name="ce1" table:formula="of:=AVERAGE([.E39:.G39])" office:value-type="float" office:value="71.9512195121951" calcext:value-type="float">
            <text:p>71.9512195122</text:p>
          </table:table-cell>
          <table:table-cell table:style-name="ce1" table:formula="of:=[.H39]-[.P39]" office:value-type="float" office:value="0.284552845528452" calcext:value-type="float">
            <text:p>0.2845528455</text:p>
          </table:table-cell>
          <table:table-cell table:style-name="ce1"/>
          <table:table-cell table:style-name="ce1" table:formula="of:=[.B39]-[.L39]" office:value-type="float" office:value="16" calcext:value-type="float">
            <text:p>16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83.75" calcext:value-type="float">
            <text:p>83.75</text:p>
          </table:table-cell>
          <table:table-cell table:style-name="ce1" office:value-type="float" office:value="62.5" calcext:value-type="float">
            <text:p>62.5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table:formula="of:=AVERAGE([.M39:.O39])" office:value-type="float" office:value="71.6666666666667" calcext:value-type="float">
            <text:p>71.6666666667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mulloway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.9473684210526" calcext:value-type="float">
            <text:p>28.9473684211</text:p>
          </table:table-cell>
          <table:table-cell table:style-name="ce1" office:value-type="float" office:value="39.4736842105263" calcext:value-type="float">
            <text:p>39.4736842105</text:p>
          </table:table-cell>
          <table:table-cell table:style-name="ce1" office:value-type="float" office:value="76.3157894736842" calcext:value-type="float">
            <text:p>76.3157894737</text:p>
          </table:table-cell>
          <table:table-cell table:style-name="ce1" table:formula="of:=AVERAGE([.E40:.G40])" office:value-type="float" office:value="48.2456140350877" calcext:value-type="float">
            <text:p>48.2456140351</text:p>
          </table:table-cell>
          <table:table-cell table:style-name="ce1" table:formula="of:=[.H40]-[.P40]" office:value-type="float" office:value="20.3176861071598" calcext:value-type="float">
            <text:p>20.3176861072</text:p>
          </table:table-cell>
          <table:table-cell table:style-name="ce1"/>
          <table:table-cell table:style-name="ce1" table:formula="of:=[.B40]-[.L40]" office:value-type="float" office:value="7" calcext:value-type="float">
            <text:p>7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27.027027027027" calcext:value-type="float">
            <text:p>27.027027027</text:p>
          </table:table-cell>
          <table:table-cell table:style-name="ce1" office:value-type="float" office:value="45.945945945946" calcext:value-type="float">
            <text:p>45.9459459459</text:p>
          </table:table-cell>
          <table:table-cell table:style-name="ce1" office:value-type="float" office:value="10.8108108108108" calcext:value-type="float">
            <text:p>10.8108108108</text:p>
          </table:table-cell>
          <table:table-cell table:style-name="ce1" table:formula="of:=AVERAGE([.M40:.O40])" office:value-type="float" office:value="27.9279279279279" calcext:value-type="float">
            <text:p>27.9279279279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table:formula="of:=AVERAGE([.E41:.G41])" office:value-type="float" office:value="91.6666666666667" calcext:value-type="float">
            <text:p>91.6666666667</text:p>
          </table:table-cell>
          <table:table-cell table:formula="of:=[.H41]-[.P41]" office:value-type="float" office:value="12.5" calcext:value-type="float">
            <text:p>12.5</text:p>
          </table:table-cell>
          <table:table-cell/>
          <table:table-cell table:formula="of:=[.B41]-[.L41]" office:value-type="float" office:value="0" calcext:value-type="float">
            <text:p>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7.5" calcext:value-type="float">
            <text:p>87.5</text:p>
          </table:table-cell>
          <table:table-cell table:formula="of:=AVERAGE([.M41:.O41])" office:value-type="float" office:value="79.1666666666667" calcext:value-type="float">
            <text:p>79.1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2:.G42])" office:value-type="float" office:value="0" calcext:value-type="float">
            <text:p>0</text:p>
          </table:table-cell>
          <table:table-cell table:formula="of:=[.H42]-[.P42]" office:value-type="float" office:value="0" calcext:value-type="float">
            <text:p>0</text:p>
          </table:table-cell>
          <table:table-cell/>
          <table:table-cell table:formula="of:=[.B42]-[.L42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2:.O4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formula="of:=AVERAGE([.E43:.G43])" office:value-type="float" office:value="77.7777777777778" calcext:value-type="float">
            <text:p>77.7777777778</text:p>
          </table:table-cell>
          <table:table-cell table:formula="of:=[.H43]-[.P43]" office:value-type="float" office:value="-5.55555555555556" calcext:value-type="float">
            <text:p>-5.5555555556</text:p>
          </table:table-cell>
          <table:table-cell/>
          <table:table-cell table:formula="of:=[.B43]-[.L43]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M43:.O43])" office:value-type="float" office:value="83.3333333333333" calcext:value-type="float">
            <text:p>83.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3.3333333333333" calcext:value-type="float">
            <text:p>53.3333333333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E44:.G44])" office:value-type="float" office:value="66.6666666666667" calcext:value-type="float">
            <text:p>66.6666666667</text:p>
          </table:table-cell>
          <table:table-cell table:formula="of:=[.H44]-[.P44]" office:value-type="float" office:value="2.22222222222223" calcext:value-type="float">
            <text:p>2.2222222222</text:p>
          </table:table-cell>
          <table:table-cell/>
          <table:table-cell table:formula="of:=[.B44]-[.L44]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3.3333333333333" calcext:value-type="float">
            <text:p>73.3333333333</text:p>
          </table:table-cell>
          <table:table-cell table:formula="of:=AVERAGE([.M44:.O44])" office:value-type="float" office:value="64.4444444444444" calcext:value-type="float">
            <text:p>64.44444444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39" calcext:value-type="float">
            <text:p>93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4.4444444444444" calcext:value-type="float">
            <text:p>94.4444444444</text:p>
          </table:table-cell>
          <table:table-cell office:value-type="float" office:value="96.6666666666667" calcext:value-type="float">
            <text:p>96.6666666667</text:p>
          </table:table-cell>
          <table:table-cell table:formula="of:=AVERAGE([.E45:.G45])" office:value-type="float" office:value="95.1851851851852" calcext:value-type="float">
            <text:p>95.1851851852</text:p>
          </table:table-cell>
          <table:table-cell table:formula="of:=[.H45]-[.P45]" office:value-type="float" office:value="-1.4814814814815" calcext:value-type="float">
            <text:p>-1.4814814815</text:p>
          </table:table-cell>
          <table:table-cell/>
          <table:table-cell table:formula="of:=[.B45]-[.L45]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table:number-columns-repeated="3" office:value-type="float" office:value="96.6666666666667" calcext:value-type="float">
            <text:p>96.6666666667</text:p>
          </table:table-cell>
          <table:table-cell table:formula="of:=AVERAGE([.M45:.O45])" office:value-type="float" office:value="96.6666666666667" calcext:value-type="float">
            <text:p>96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AVERAGE([.E46:.G46])" office:value-type="float" office:value="91.6666666666667" calcext:value-type="float">
            <text:p>91.6666666667</text:p>
          </table:table-cell>
          <table:table-cell table:formula="of:=[.H46]-[.P46]" office:value-type="float" office:value="33.3333333333333" calcext:value-type="float">
            <text:p>33.3333333333</text:p>
          </table:table-cell>
          <table:table-cell/>
          <table:table-cell table:formula="of:=[.B46]-[.L46]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AVERAGE([.M46:.O46])" office:value-type="float" office:value="58.3333333333333" calcext:value-type="float">
            <text:p>58.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08" calcext:value-type="float">
            <text:p>50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93.75" calcext:value-type="float">
            <text:p>93.75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95.8333333333333" calcext:value-type="float">
            <text:p>95.8333333333</text:p>
          </table:table-cell>
          <table:table-cell table:formula="of:=AVERAGE([.E47:.G47])" office:value-type="float" office:value="93.75" calcext:value-type="float">
            <text:p>93.75</text:p>
          </table:table-cell>
          <table:table-cell table:formula="of:=[.H47]-[.P47]" office:value-type="float" office:value="2.08333333333333" calcext:value-type="float">
            <text:p>2.0833333333</text:p>
          </table:table-cell>
          <table:table-cell/>
          <table:table-cell table:formula="of:=[.B47]-[.L47]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89.5833333333333" calcext:value-type="float">
            <text:p>89.5833333333</text:p>
          </table:table-cell>
          <table:table-cell office:value-type="float" office:value="95.8333333333333" calcext:value-type="float">
            <text:p>95.8333333333</text:p>
          </table:table-cell>
          <table:table-cell table:formula="of:=AVERAGE([.M47:.O47])" office:value-type="float" office:value="91.6666666666667" calcext:value-type="float">
            <text:p>91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8:.G48])" office:value-type="float" office:value="0" calcext:value-type="float">
            <text:p>0</text:p>
          </table:table-cell>
          <table:table-cell table:formula="of:=[.H48]-[.P48]" office:value-type="float" office:value="0" calcext:value-type="float">
            <text:p>0</text:p>
          </table:table-cell>
          <table:table-cell/>
          <table:table-cell table:formula="of:=[.B48]-[.L48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48:.O4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49:.G49])" office:value-type="float" office:value="100" calcext:value-type="float">
            <text:p>100</text:p>
          </table:table-cell>
          <table:table-cell table:formula="of:=[.H49]-[.P49]" office:value-type="float" office:value="0" calcext:value-type="float">
            <text:p>0</text:p>
          </table:table-cell>
          <table:table-cell/>
          <table:table-cell table:formula="of:=[.B49]-[.L4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M49:.O49])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</text:p>
          </table:table-cell>
          <table:table-cell office:value-type="float" office:value="76.9230769230769" calcext:value-type="float">
            <text:p>76.9230769231</text:p>
          </table:table-cell>
          <table:table-cell office:value-type="float" office:value="57.6923076923077" calcext:value-type="float">
            <text:p>57.6923076923</text:p>
          </table:table-cell>
          <table:table-cell table:formula="of:=AVERAGE([.E50:.G50])" office:value-type="float" office:value="64.1025641025641" calcext:value-type="float">
            <text:p>64.1025641026</text:p>
          </table:table-cell>
          <table:table-cell table:formula="of:=[.H50]-[.P50]" office:value-type="float" office:value="0" calcext:value-type="float">
            <text:p>0</text:p>
          </table:table-cell>
          <table:table-cell/>
          <table:table-cell table:formula="of:=[.B50]-[.L50]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5.3846153846154" calcext:value-type="float">
            <text:p>65.3846153846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57.6923076923077" calcext:value-type="float">
            <text:p>57.6923076923</text:p>
          </table:table-cell>
          <table:table-cell table:formula="of:=AVERAGE([.M50:.O50])" office:value-type="float" office:value="64.1025641025641" calcext:value-type="float">
            <text:p>64.10256410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78.5714285714286" calcext:value-type="float">
            <text:p>78.5714285714</text:p>
          </table:table-cell>
          <table:table-cell office:value-type="float" office:value="64.2857142857143" calcext:value-type="float">
            <text:p>64.2857142857</text:p>
          </table:table-cell>
          <table:table-cell table:formula="of:=AVERAGE([.E51:.G51])" office:value-type="float" office:value="71.4285714285714" calcext:value-type="float">
            <text:p>71.4285714286</text:p>
          </table:table-cell>
          <table:table-cell table:formula="of:=[.H51]-[.P51]" office:value-type="float" office:value="2.38095238095238" calcext:value-type="float">
            <text:p>2.380952381</text:p>
          </table:table-cell>
          <table:table-cell/>
          <table:table-cell table:formula="of:=[.B51]-[.L51]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4.2857142857143" calcext:value-type="float">
            <text:p>64.2857142857</text:p>
          </table:table-cell>
          <table:table-cell table:number-columns-repeated="2" office:value-type="float" office:value="71.4285714285714" calcext:value-type="float">
            <text:p>71.4285714286</text:p>
          </table:table-cell>
          <table:table-cell table:formula="of:=AVERAGE([.M51:.O51])" office:value-type="float" office:value="69.0476190476191" calcext:value-type="float">
            <text:p>69.04761904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52:.G52])" office:value-type="float" office:value="0" calcext:value-type="float">
            <text:p>0</text:p>
          </table:table-cell>
          <table:table-cell table:formula="of:=[.H52]-[.P52]" office:value-type="float" office:value="0" calcext:value-type="float">
            <text:p>0</text:p>
          </table:table-cell>
          <table:table-cell/>
          <table:table-cell table:formula="of:=[.B52]-[.L5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52:.O5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E53:.G53])" office:value-type="float" office:value="33.3333333333333" calcext:value-type="float">
            <text:p>33.3333333333</text:p>
          </table:table-cell>
          <table:table-cell table:formula="of:=[.H53]-[.P53]" office:value-type="float" office:value="0" calcext:value-type="float">
            <text:p>0</text:p>
          </table:table-cell>
          <table:table-cell/>
          <table:table-cell table:formula="of:=[.B53]-[.L53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M53:.O53])" office:value-type="float" office:value="33.3333333333333" calcext:value-type="float">
            <text:p>33.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54:.G54])" office:value-type="float" office:value="100" calcext:value-type="float">
            <text:p>100</text:p>
          </table:table-cell>
          <table:table-cell table:formula="of:=[.H54]-[.P54]" office:value-type="float" office:value="0" calcext:value-type="float">
            <text:p>0</text:p>
          </table:table-cell>
          <table:table-cell/>
          <table:table-cell table:formula="of:=[.B54]-[.L54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M54:.O54])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1" calcext:value-type="float">
            <text:p>31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6.6666666666667" calcext:value-type="float">
            <text:p>86.6666666667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3.3333333333333" calcext:value-type="float">
            <text:p>73.3333333333</text:p>
          </table:table-cell>
          <table:table-cell table:formula="of:=AVERAGE([.E55:.G55])" office:value-type="float" office:value="78.8888888888889" calcext:value-type="float">
            <text:p>78.8888888889</text:p>
          </table:table-cell>
          <table:table-cell table:formula="of:=[.H55]-[.P55]" office:value-type="float" office:value="-3.33333333333333" calcext:value-type="float">
            <text:p>-3.3333333333</text:p>
          </table:table-cell>
          <table:table-cell/>
          <table:table-cell table:formula="of:=[.B55]-[.L55]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86.6666666666667" calcext:value-type="float">
            <text:p>86.6666666667</text:p>
          </table:table-cell>
          <table:table-cell office:value-type="float" office:value="76.6666666666667" calcext:value-type="float">
            <text:p>76.6666666667</text:p>
          </table:table-cell>
          <table:table-cell table:formula="of:=AVERAGE([.M55:.O55])" office:value-type="float" office:value="82.2222222222222" calcext:value-type="float">
            <text:p>82.2222222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72.2222222222222" calcext:value-type="float">
            <text:p>72.2222222222</text:p>
          </table:table-cell>
          <table:table-cell office:value-type="float" office:value="50" calcext:value-type="float">
            <text:p>50</text:p>
          </table:table-cell>
          <table:table-cell table:formula="of:=AVERAGE([.E56:.G56])" office:value-type="float" office:value="59.2592592592593" calcext:value-type="float">
            <text:p>59.2592592593</text:p>
          </table:table-cell>
          <table:table-cell table:formula="of:=[.H56]-[.P56]" office:value-type="float" office:value="5.55555555555556" calcext:value-type="float">
            <text:p>5.5555555556</text:p>
          </table:table-cell>
          <table:table-cell/>
          <table:table-cell table:formula="of:=[.B56]-[.L56]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61.1111111111111" calcext:value-type="float">
            <text:p>61.1111111111</text:p>
          </table:table-cell>
          <table:table-cell table:formula="of:=AVERAGE([.M56:.O56])" office:value-type="float" office:value="53.7037037037037" calcext:value-type="float">
            <text:p>53.70370370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table:formula="of:=AVERAGE([.E57:.G57])" office:value-type="float" office:value="41.6666666666667" calcext:value-type="float">
            <text:p>41.6666666667</text:p>
          </table:table-cell>
          <table:table-cell table:formula="of:=[.H57]-[.P57]" office:value-type="float" office:value="0" calcext:value-type="float">
            <text:p>0</text:p>
          </table:table-cell>
          <table:table-cell/>
          <table:table-cell table:formula="of:=[.B57]-[.L57]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AVERAGE([.M57:.O57])" office:value-type="float" office:value="41.6666666666667" calcext:value-type="float">
            <text:p>41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E58:.G58])" office:value-type="float" office:value="55.5555555555555" calcext:value-type="float">
            <text:p>55.5555555556</text:p>
          </table:table-cell>
          <table:table-cell table:formula="of:=[.H58]-[.P58]" office:value-type="float" office:value="-11.1111111111111" calcext:value-type="float">
            <text:p>-11.1111111111</text:p>
          </table:table-cell>
          <table:table-cell/>
          <table:table-cell table:formula="of:=[.B58]-[.L58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M58:.O58])" office:value-type="float" office:value="66.6666666666667" calcext:value-type="float">
            <text:p>66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AVERAGE([.E59:.G59])" office:value-type="float" office:value="66.6666666666667" calcext:value-type="float">
            <text:p>66.6666666667</text:p>
          </table:table-cell>
          <table:table-cell table:formula="of:=[.H59]-[.P59]" office:value-type="float" office:value="16.6666666666667" calcext:value-type="float">
            <text:p>16.6666666667</text:p>
          </table:table-cell>
          <table:table-cell/>
          <table:table-cell table:formula="of:=[.B59]-[.L59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AVERAGE([.M59:.O59])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formula="of:=AVERAGE([.E60:.G60])" office:value-type="float" office:value="70.8333333333333" calcext:value-type="float">
            <text:p>70.8333333333</text:p>
          </table:table-cell>
          <table:table-cell table:formula="of:=[.H60]-[.P60]" office:value-type="float" office:value="4.16666666666666" calcext:value-type="float">
            <text:p>4.1666666667</text:p>
          </table:table-cell>
          <table:table-cell/>
          <table:table-cell table:formula="of:=[.B60]-[.L60]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2.5" calcext:value-type="float">
            <text:p>62.5</text:p>
          </table:table-cell>
          <table:table-cell table:formula="of:=AVERAGE([.M60:.O60])" office:value-type="float" office:value="66.6666666666667" calcext:value-type="float">
            <text:p>66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57" calcext:value-type="float">
            <text:p>45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2.7906976744186" calcext:value-type="float">
            <text:p>62.7906976744</text:p>
          </table:table-cell>
          <table:table-cell office:value-type="float" office:value="69.7674418604651" calcext:value-type="float">
            <text:p>69.7674418605</text:p>
          </table:table-cell>
          <table:table-cell office:value-type="float" office:value="53.4883720930233" calcext:value-type="float">
            <text:p>53.488372093</text:p>
          </table:table-cell>
          <table:table-cell table:formula="of:=AVERAGE([.E61:.G61])" office:value-type="float" office:value="62.015503875969" calcext:value-type="float">
            <text:p>62.015503876</text:p>
          </table:table-cell>
          <table:table-cell table:formula="of:=[.H61]-[.P61]" office:value-type="float" office:value="-3.87596899224808" calcext:value-type="float">
            <text:p>-3.8759689922</text:p>
          </table:table-cell>
          <table:table-cell/>
          <table:table-cell table:formula="of:=[.B61]-[.L61]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72.093023255814" calcext:value-type="float">
            <text:p>72.0930232558</text:p>
          </table:table-cell>
          <table:table-cell office:value-type="float" office:value="67.4418604651163" calcext:value-type="float">
            <text:p>67.4418604651</text:p>
          </table:table-cell>
          <table:table-cell office:value-type="float" office:value="58.1395348837209" calcext:value-type="float">
            <text:p>58.1395348837</text:p>
          </table:table-cell>
          <table:table-cell table:formula="of:=AVERAGE([.M61:.O61])" office:value-type="float" office:value="65.8914728682171" calcext:value-type="float">
            <text:p>65.89147286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9.4117647058823" calcext:value-type="float">
            <text:p>79.4117647059</text:p>
          </table:table-cell>
          <table:table-cell office:value-type="float" office:value="91.1764705882353" calcext:value-type="float">
            <text:p>91.1764705882</text:p>
          </table:table-cell>
          <table:table-cell office:value-type="float" office:value="88.2352941176471" calcext:value-type="float">
            <text:p>88.2352941176</text:p>
          </table:table-cell>
          <table:table-cell table:formula="of:=AVERAGE([.E62:.G62])" office:value-type="float" office:value="86.2745098039216" calcext:value-type="float">
            <text:p>86.2745098039</text:p>
          </table:table-cell>
          <table:table-cell table:formula="of:=[.H62]-[.P62]" office:value-type="float" office:value="0" calcext:value-type="float">
            <text:p>0</text:p>
          </table:table-cell>
          <table:table-cell/>
          <table:table-cell table:formula="of:=[.B62]-[.L62]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82.3529411764706" calcext:value-type="float">
            <text:p>82.3529411765</text:p>
          </table:table-cell>
          <table:table-cell office:value-type="float" office:value="91.1764705882353" calcext:value-type="float">
            <text:p>91.1764705882</text:p>
          </table:table-cell>
          <table:table-cell office:value-type="float" office:value="85.2941176470588" calcext:value-type="float">
            <text:p>85.2941176471</text:p>
          </table:table-cell>
          <table:table-cell table:formula="of:=AVERAGE([.M62:.O62])" office:value-type="float" office:value="86.2745098039216" calcext:value-type="float">
            <text:p>86.27450980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3:.G63])" office:value-type="float" office:value="0" calcext:value-type="float">
            <text:p>0</text:p>
          </table:table-cell>
          <table:table-cell table:formula="of:=[.H63]-[.P63]" office:value-type="float" office:value="0" calcext:value-type="float">
            <text:p>0</text:p>
          </table:table-cell>
          <table:table-cell/>
          <table:table-cell table:formula="of:=[.B63]-[.L6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3:.O6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panish_mackerel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8.5714285714286" calcext:value-type="float">
            <text:p>68.5714285714</text:p>
          </table:table-cell>
          <table:table-cell table:style-name="ce1" office:value-type="float" office:value="62.8571428571429" calcext:value-type="float">
            <text:p>62.8571428571</text:p>
          </table:table-cell>
          <table:table-cell table:style-name="ce1" office:value-type="float" office:value="57.1428571428571" calcext:value-type="float">
            <text:p>57.1428571429</text:p>
          </table:table-cell>
          <table:table-cell table:style-name="ce1" table:formula="of:=AVERAGE([.E64:.G64])" office:value-type="float" office:value="62.8571428571429" calcext:value-type="float">
            <text:p>62.8571428571</text:p>
          </table:table-cell>
          <table:table-cell table:style-name="ce1" table:formula="of:=[.H64]-[.P64]" office:value-type="float" office:value="10.8963585434174" calcext:value-type="float">
            <text:p>10.8963585434</text:p>
          </table:table-cell>
          <table:table-cell table:style-name="ce1"/>
          <table:table-cell table:style-name="ce1" table:formula="of:=[.B64]-[.L64]" office:value-type="float" office:value="10" calcext:value-type="float">
            <text:p>10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55.8823529411765" calcext:value-type="float">
            <text:p>55.8823529412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table:formula="of:=AVERAGE([.M64:.O64])" office:value-type="float" office:value="51.9607843137255" calcext:value-type="float">
            <text:p>51.960784313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8.3333333333333" calcext:value-type="float">
            <text:p>58.3333333333</text:p>
          </table:table-cell>
          <table:table-cell table:formula="of:=AVERAGE([.E65:.G65])" office:value-type="float" office:value="44.4444444444444" calcext:value-type="float">
            <text:p>44.4444444444</text:p>
          </table:table-cell>
          <table:table-cell table:formula="of:=[.H65]-[.P65]" office:value-type="float" office:value="2.77777777777777" calcext:value-type="float">
            <text:p>2.7777777778</text:p>
          </table:table-cell>
          <table:table-cell/>
          <table:table-cell table:formula="of:=[.B65]-[.L65]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M65:.O65])" office:value-type="float" office:value="41.6666666666667" calcext:value-type="float">
            <text:p>41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6:.G66])" office:value-type="float" office:value="0" calcext:value-type="float">
            <text:p>0</text:p>
          </table:table-cell>
          <table:table-cell table:formula="of:=[.H66]-[.P66]" office:value-type="float" office:value="0" calcext:value-type="float">
            <text:p>0</text:p>
          </table:table-cell>
          <table:table-cell/>
          <table:table-cell table:formula="of:=[.B66]-[.L66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6:.O6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7.7777777777778" calcext:value-type="float">
            <text:p>77.7777777778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E67:.G67])" office:value-type="float" office:value="70.3703703703704" calcext:value-type="float">
            <text:p>70.3703703704</text:p>
          </table:table-cell>
          <table:table-cell table:formula="of:=[.H67]-[.P67]" office:value-type="float" office:value="0" calcext:value-type="float">
            <text:p>0</text:p>
          </table:table-cell>
          <table:table-cell/>
          <table:table-cell table:formula="of:=[.B67]-[.L67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table:formula="of:=AVERAGE([.M67:.O67])" office:value-type="float" office:value="70.3703703703704" calcext:value-type="float">
            <text:p>70.37037037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8:.G68])" office:value-type="float" office:value="0" calcext:value-type="float">
            <text:p>0</text:p>
          </table:table-cell>
          <table:table-cell table:formula="of:=[.H68]-[.P68]" office:value-type="float" office:value="0" calcext:value-type="float">
            <text:p>0</text:p>
          </table:table-cell>
          <table:table-cell/>
          <table:table-cell table:formula="of:=[.B68]-[.L6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68:.O6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621" calcext:value-type="float">
            <text:p>6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37.2881355932203" calcext:value-type="float">
            <text:p>37.2881355932</text:p>
          </table:table-cell>
          <table:table-cell office:value-type="float" office:value="22.0338983050847" calcext:value-type="float">
            <text:p>22.0338983051</text:p>
          </table:table-cell>
          <table:table-cell office:value-type="float" office:value="30.5084745762712" calcext:value-type="float">
            <text:p>30.5084745763</text:p>
          </table:table-cell>
          <table:table-cell table:formula="of:=AVERAGE([.E69:.G69])" office:value-type="float" office:value="29.9435028248588" calcext:value-type="float">
            <text:p>29.9435028249</text:p>
          </table:table-cell>
          <table:table-cell table:formula="of:=[.H69]-[.P69]" office:value-type="float" office:value="-10.1694915254237" calcext:value-type="float">
            <text:p>-10.1694915254</text:p>
          </table:table-cell>
          <table:table-cell/>
          <table:table-cell table:formula="of:=[.B69]-[.L69]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49.1525423728814" calcext:value-type="float">
            <text:p>49.1525423729</text:p>
          </table:table-cell>
          <table:table-cell office:value-type="float" office:value="38.9830508474576" calcext:value-type="float">
            <text:p>38.9830508475</text:p>
          </table:table-cell>
          <table:table-cell office:value-type="float" office:value="32.2033898305085" calcext:value-type="float">
            <text:p>32.2033898305</text:p>
          </table:table-cell>
          <table:table-cell table:formula="of:=AVERAGE([.M69:.O69])" office:value-type="float" office:value="40.1129943502825" calcext:value-type="float">
            <text:p>40.11299435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71.4285714285714" calcext:value-type="float">
            <text:p>71.4285714286</text:p>
          </table:table-cell>
          <table:table-cell table:formula="of:=AVERAGE([.E70:.G70])" office:value-type="float" office:value="57.1428571428571" calcext:value-type="float">
            <text:p>57.1428571429</text:p>
          </table:table-cell>
          <table:table-cell table:formula="of:=[.H70]-[.P70]" office:value-type="float" office:value="-9.52380952380953" calcext:value-type="float">
            <text:p>-9.5238095238</text:p>
          </table:table-cell>
          <table:table-cell/>
          <table:table-cell table:formula="of:=[.B70]-[.L70]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71.4285714285714" calcext:value-type="float">
            <text:p>71.4285714286</text:p>
          </table:table-cell>
          <table:table-cell table:formula="of:=AVERAGE([.M70:.O70])" office:value-type="float" office:value="66.6666666666667" calcext:value-type="float">
            <text:p>66.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table:formula="of:=AVERAGE([.E71:.G71])" office:value-type="float" office:value="38.0952380952381" calcext:value-type="float">
            <text:p>38.0952380952</text:p>
          </table:table-cell>
          <table:table-cell table:formula="of:=[.H71]-[.P71]" office:value-type="float" office:value="0" calcext:value-type="float">
            <text:p>0</text:p>
          </table:table-cell>
          <table:table-cell/>
          <table:table-cell table:formula="of:=[.B71]-[.L71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table:formula="of:=AVERAGE([.M71:.O71])" office:value-type="float" office:value="38.0952380952381" calcext:value-type="float">
            <text:p>38.09523809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2:.G72])" office:value-type="float" office:value="0" calcext:value-type="float">
            <text:p>0</text:p>
          </table:table-cell>
          <table:table-cell table:formula="of:=[.H72]-[.P72]" office:value-type="float" office:value="0" calcext:value-type="float">
            <text:p>0</text:p>
          </table:table-cell>
          <table:table-cell/>
          <table:table-cell table:formula="of:=[.B72]-[.L7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72:.O7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AVERAGE([.E73:.G73])" office:value-type="float" office:value="66.6666666666667" calcext:value-type="float">
            <text:p>66.6666666667</text:p>
          </table:table-cell>
          <table:table-cell table:formula="of:=[.H73]-[.P73]" office:value-type="float" office:value="16.6666666666667" calcext:value-type="float">
            <text:p>16.6666666667</text:p>
          </table:table-cell>
          <table:table-cell/>
          <table:table-cell table:formula="of:=[.B73]-[.L7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AVERAGE([.M73:.O73])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wahoo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.7777777777778" calcext:value-type="float">
            <text:p>27.7777777778</text:p>
          </table:table-cell>
          <table:table-cell table:style-name="ce1" office:value-type="float" office:value="55.5555555555556" calcext:value-type="float">
            <text:p>55.5555555556</text:p>
          </table:table-cell>
          <table:table-cell table:style-name="ce1" office:value-type="float" office:value="66.6666666666667" calcext:value-type="float">
            <text:p>66.6666666667</text:p>
          </table:table-cell>
          <table:table-cell table:style-name="ce1" table:formula="of:=AVERAGE([.E74:.G74])" office:value-type="float" office:value="50" calcext:value-type="float">
            <text:p>50</text:p>
          </table:table-cell>
          <table:table-cell table:style-name="ce1" table:formula="of:=[.H74]-[.P74]" office:value-type="float" office:value="-11.1111111111111" calcext:value-type="float">
            <text:p>-11.1111111111</text:p>
          </table:table-cell>
          <table:table-cell table:style-name="ce1"/>
          <table:table-cell table:style-name="ce1" table:formula="of:=[.B74]-[.L74]" office:value-type="float" office:value="2" calcext:value-type="float">
            <text:p>2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55.5555555555556" calcext:value-type="float">
            <text:p>55.5555555556</text:p>
          </table:table-cell>
          <table:table-cell table:style-name="ce1" office:value-type="float" office:value="66.6666666666667" calcext:value-type="float">
            <text:p>66.6666666667</text:p>
          </table:table-cell>
          <table:table-cell table:style-name="ce1" office:value-type="float" office:value="61.1111111111111" calcext:value-type="float">
            <text:p>61.1111111111</text:p>
          </table:table-cell>
          <table:table-cell table:style-name="ce1" table:formula="of:=AVERAGE([.M74:.O74])" office:value-type="float" office:value="61.1111111111111" calcext:value-type="float">
            <text:p>61.111111111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1.8181818181818" calcext:value-type="float">
            <text:p>81.8181818182</text:p>
          </table:table-cell>
          <table:table-cell office:value-type="float" office:value="72.7272727272727" calcext:value-type="float">
            <text:p>72.7272727273</text:p>
          </table:table-cell>
          <table:table-cell table:formula="of:=AVERAGE([.E75:.G75])" office:value-type="float" office:value="78.7878787878788" calcext:value-type="float">
            <text:p>78.7878787879</text:p>
          </table:table-cell>
          <table:table-cell table:formula="of:=[.H75]-[.P75]" office:value-type="float" office:value="3.03030303030303" calcext:value-type="float">
            <text:p>3.0303030303</text:p>
          </table:table-cell>
          <table:table-cell/>
          <table:table-cell table:formula="of:=[.B75]-[.L75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1.8181818181818" calcext:value-type="float">
            <text:p>81.8181818182</text:p>
          </table:table-cell>
          <table:table-cell table:number-columns-repeated="2" office:value-type="float" office:value="72.7272727272727" calcext:value-type="float">
            <text:p>72.7272727273</text:p>
          </table:table-cell>
          <table:table-cell table:formula="of:=AVERAGE([.M75:.O75])" office:value-type="float" office:value="75.7575757575758" calcext:value-type="float">
            <text:p>75.75757575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yellowfin_bream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4.5454545454545" calcext:value-type="float">
            <text:p>54.5454545455</text:p>
          </table:table-cell>
          <table:table-cell table:style-name="ce1" office:value-type="float" office:value="45.4545454545455" calcext:value-type="float">
            <text:p>45.4545454545</text:p>
          </table:table-cell>
          <table:table-cell table:style-name="ce1" table:formula="of:=AVERAGE([.E76:.G76])" office:value-type="float" office:value="51.5151515151515" calcext:value-type="float">
            <text:p>51.5151515152</text:p>
          </table:table-cell>
          <table:table-cell table:style-name="ce1" table:formula="of:=[.H76]-[.P76]" office:value-type="float" office:value="39.3939393939394" calcext:value-type="float">
            <text:p>39.3939393939</text:p>
          </table:table-cell>
          <table:table-cell table:style-name="ce1"/>
          <table:table-cell table:style-name="ce1" table:formula="of:=[.B76]-[.L76]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8.1818181818182" calcext:value-type="float">
            <text:p>18.1818181818</text:p>
          </table:table-cell>
          <table:table-cell table:number-columns-repeated="2" table:style-name="ce1" office:value-type="float" office:value="9.09090909090909" calcext:value-type="float">
            <text:p>9.0909090909</text:p>
          </table:table-cell>
          <table:table-cell table:style-name="ce1" table:formula="of:=AVERAGE([.M76:.O76])" office:value-type="float" office:value="12.1212121212121" calcext:value-type="float">
            <text:p>12.1212121212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476" calcext:value-type="float">
            <text:p>47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4.3478260869565" calcext:value-type="float">
            <text:p>54.347826087</text:p>
          </table:table-cell>
          <table:table-cell office:value-type="float" office:value="47.8260869565217" calcext:value-type="float">
            <text:p>47.8260869565</text:p>
          </table:table-cell>
          <table:table-cell office:value-type="float" office:value="69.5652173913043" calcext:value-type="float">
            <text:p>69.5652173913</text:p>
          </table:table-cell>
          <table:table-cell table:formula="of:=AVERAGE([.E77:.G77])" office:value-type="float" office:value="57.2463768115942" calcext:value-type="float">
            <text:p>57.2463768116</text:p>
          </table:table-cell>
          <table:table-cell table:formula="of:=[.H77]-[.P77]" office:value-type="float" office:value="-2.17391304347826" calcext:value-type="float">
            <text:p>-2.1739130435</text:p>
          </table:table-cell>
          <table:table-cell/>
          <table:table-cell table:formula="of:=[.B77]-[.L77]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2.1739130434783" calcext:value-type="float">
            <text:p>52.1739130435</text:p>
          </table:table-cell>
          <table:table-cell table:number-columns-repeated="2" office:value-type="float" office:value="63.0434782608696" calcext:value-type="float">
            <text:p>63.0434782609</text:p>
          </table:table-cell>
          <table:table-cell table:formula="of:=AVERAGE([.M77:.O77])" office:value-type="float" office:value="59.4202898550725" calcext:value-type="float">
            <text:p>59.42028985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16" calcext:value-type="float">
            <text:p>61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5.7627118644068" calcext:value-type="float">
            <text:p>45.7627118644</text:p>
          </table:table-cell>
          <table:table-cell office:value-type="float" office:value="54.2372881355932" calcext:value-type="float">
            <text:p>54.2372881356</text:p>
          </table:table-cell>
          <table:table-cell office:value-type="float" office:value="72.8813559322034" calcext:value-type="float">
            <text:p>72.8813559322</text:p>
          </table:table-cell>
          <table:table-cell table:formula="of:=AVERAGE([.E78:.G78])" office:value-type="float" office:value="57.6271186440678" calcext:value-type="float">
            <text:p>57.6271186441</text:p>
          </table:table-cell>
          <table:table-cell table:formula="of:=[.H78]-[.P78]" office:value-type="float" office:value="-3.954802259887" calcext:value-type="float">
            <text:p>-3.9548022599</text:p>
          </table:table-cell>
          <table:table-cell/>
          <table:table-cell table:formula="of:=[.B78]-[.L78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54.2372881355932" calcext:value-type="float">
            <text:p>54.2372881356</text:p>
          </table:table-cell>
          <table:table-cell office:value-type="float" office:value="72.8813559322034" calcext:value-type="float">
            <text:p>72.8813559322</text:p>
          </table:table-cell>
          <table:table-cell office:value-type="float" office:value="57.6271186440678" calcext:value-type="float">
            <text:p>57.6271186441</text:p>
          </table:table-cell>
          <table:table-cell table:formula="of:=AVERAGE([.M78:.O78])" office:value-type="float" office:value="61.5819209039548" calcext:value-type="float">
            <text:p>61.5819209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9:.G79])" office:value-type="float" office:value="0" calcext:value-type="float">
            <text:p>0</text:p>
          </table:table-cell>
          <table:table-cell table:formula="of:=[.H79]-[.P79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M79:.O7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SUM([.K2:.K78])" office:value-type="float" office:value="103" calcext:value-type="float">
            <text:p>10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20:31:16.028361228</dc:date>
    <meta:editing-duration>PT21M22S</meta:editing-duration>
    <meta:editing-cycles>1</meta:editing-cycles>
    <meta:document-statistic meta:table-count="1" meta:cell-count="1185" meta:object-count="0"/>
    <meta:generator>LibreOffice/5.1.6.2$Linux_X86_64 LibreOffice_project/10m0$Build-2</meta:generator>
  </office:meta>
</office:document-meta>
</file>